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ld English Text MT" svg:font-family="Old English Text MT" style:font-family-generic="script" style:font-pitch="variable" svg:panose-1="3 4 9 2 4 5 8 3 8 6"/>
    <style:font-face style:name="Bookman Old Style" svg:font-family="Bookman Old Style" style:font-family-generic="roman" style:font-pitch="variable" svg:panose-1="2 5 6 4 5 5 5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style:font-name="Bookman Old Style" style:font-name-complex="Arial" fo:language="en" fo:country="US"/>
    </style:style>
    <style:style style:name="P22" style:parent-style-name="Standard" style:family="paragraph">
      <style:paragraph-properties fo:text-align="justify" fo:margin-bottom="0in"/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P23" style:parent-style-name="Standard" style:family="paragraph">
      <style:paragraph-properties fo:text-align="justify" fo:margin-bottom="0in"/>
      <style:text-properties style:font-name="Bookman Old Style" style:font-name-complex="Arial" fo:font-size="12pt" style:font-size-asian="12pt" style:font-size-complex="12pt" fo:language="en" fo:country="US"/>
    </style:style>
    <style:style style:name="P24" style:parent-style-name="Standard" style:family="paragraph">
      <style:paragraph-properties fo:text-align="justify" fo:margin-bottom="0in" fo:line-height="150%"/>
    </style:style>
    <style:style style:name="T25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9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0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2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Bookman Old Style" style:font-name-complex="Arial" fo:font-style="italic" style:font-style-asian="italic" style:font-style-complex="italic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Bookman Old Style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6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P38" style:parent-style-name="Standard" style:family="paragraph">
      <style:paragraph-properties fo:text-align="justify" fo:margin-bottom="0in"/>
      <style:text-properties style:font-name="Bookman Old Style" style:font-name-complex="Arial" fo:font-size="12pt" style:font-size-asian="12pt" style:font-size-complex="12pt" fo:language="en" fo:country="US"/>
    </style:style>
    <style:style style:name="P39" style:parent-style-name="Standard" style:family="paragraph">
      <style:paragraph-properties fo:text-align="justify" fo:margin-bottom="0in" fo:margin-left="0.4375in" fo:margin-right="0.375in">
        <style:tab-stops>
          <style:tab-stop style:type="left" style:position="0.1875in"/>
        </style:tab-stops>
      </style:paragraph-properties>
    </style:style>
    <style:style style:name="T40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Bookman Old Style" style:font-name-complex="Arial" fo:font-style="italic" style:font-style-asian="italic" style:font-style-complex="italic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Bookman Old Style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6" style:parent-style-name="DefaultParagraphFont" style:family="text">
      <style:text-properties style:font-name="Bookman Old Style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Bookman Old Style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Bookman Old Style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2" style:parent-style-name="DefaultParagraphFont" style:family="text">
      <style:text-properties style:font-name="Bookman Old Style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3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5" style:parent-style-name="DefaultParagraphFont" style:family="text">
      <style:text-properties style:font-name="Bookman Old Style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6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8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="Bookman Old Style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63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Bookman Old Style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67" style:parent-style-name="DefaultParagraphFont" style:family="text">
      <style:text-properties style:font-name="Bookman Old Style" style:font-name-complex="Aria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68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Bookman Old Style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72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78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80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1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2" style:parent-style-name="DefaultParagraphFont" style:family="text">
      <style:text-properties style:font-name="Bookman Old Style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3" style:parent-style-name="DefaultParagraphFont" style:family="text"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P84" style:parent-style-name="Standard" style:family="paragraph">
      <style:paragraph-properties fo:text-align="justify" fo:margin-bottom="0in" fo:margin-left="0.4375in" fo:margin-right="0.375in">
        <style:tab-stops>
          <style:tab-stop style:type="left" style:position="0.1875in"/>
        </style:tab-stops>
      </style:paragraph-properties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P85" style:parent-style-name="Standard" style:family="paragraph">
      <style:paragraph-properties fo:text-align="justify" fo:margin-bottom="0in"/>
      <style:text-properties style:font-name="Bookman Old Style" style:font-name-complex="Arial" fo:font-size="12pt" style:font-size-asian="12pt" style:font-size-complex="12pt" fo:language="en" fo:country="US"/>
    </style:style>
    <style:style style:name="P86" style:parent-style-name="Standard" style:family="paragraph">
      <style:paragraph-properties fo:text-align="justify" fo:margin-bottom="0in"/>
      <style:text-properties style:font-name="Bookman Old Style" style:font-name-complex="Arial" fo:font-size="12pt" style:font-size-asian="12pt" style:font-size-complex="12pt" fo:language="en" fo:country="US"/>
    </style:style>
    <style:style style:name="P87" style:parent-style-name="Standard" style:family="paragraph">
      <style:paragraph-properties fo:text-align="justify" fo:margin-bottom="0in"/>
    </style:style>
    <style:style style:name="T88" style:parent-style-name="DefaultParagraphFont" style:family="text">
      <style:text-properties style:font-name-complex="Arial" fo:language="en" fo:country="US"/>
    </style:style>
    <style:style style:name="T89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92" style:parent-style-name="DefaultParagraphFont" style:family="text">
      <style:text-properties style:font-name="Bookman Old Style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P96" style:parent-style-name="Standard" style:family="paragraph">
      <style:paragraph-properties fo:text-align="justify" fo:margin-bottom="0in"/>
      <style:text-properties style:font-name="Bookman Old Style" style:font-name-complex="Arial" fo:font-size="12pt" style:font-size-asian="12pt" style:font-size-complex="12pt" fo:language="en" fo:country="US"/>
    </style:style>
    <style:style style:name="P97" style:parent-style-name="Standard" style:family="paragraph">
      <style:paragraph-properties fo:text-align="justify" fo:margin-bottom="0in"/>
    </style:style>
    <style:style style:name="T98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Bookman Old Style" style:font-name-complex="Arial" style:text-position="super 66.6%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P102" style:parent-style-name="Standard" style:family="paragraph">
      <style:paragraph-properties fo:margin-bottom="0in"/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P103" style:parent-style-name="Standard" style:family="paragraph">
      <style:paragraph-properties fo:text-align="end" fo:margin-bottom="0in"/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P104" style:parent-style-name="Standard" style:family="paragraph">
      <style:paragraph-properties fo:text-align="justify" fo:margin-bottom="0in"/>
    </style:style>
    <style:style style:name="T105" style:parent-style-name="DefaultParagraphFont" style:family="text">
      <style:text-properties style:font-name="Bookman Old Style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06" style:parent-style-name="Standard" style:family="paragraph">
      <style:paragraph-properties fo:text-align="center" fo:margin-bottom="0in"/>
      <style:text-properties style:font-name="Bookman Old Style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07" style:parent-style-name="Standard" style:family="paragraph">
      <style:paragraph-properties fo:text-align="center" fo:margin-bottom="0in"/>
    </style:style>
    <style:style style:name="T108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="Bookman Old Style" style:font-name-complex="Arial" fo:font-style="italic" style:font-style-asian="italic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Bookman Old Style" style:font-name-complex="Arial" fo:font-weight="bold" style:font-weight-asian="bold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12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17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P119" style:parent-style-name="Standard" style:family="paragraph">
      <style:paragraph-properties fo:text-align="justify" fo:margin-bottom="0in"/>
      <style:text-properties style:font-name="Bookman Old Style" style:font-name-complex="Arial" fo:font-weight="bold" style:font-weight-asian="bold" style:font-weight-complex="bold" fo:language="en" fo:country="US"/>
    </style:style>
    <style:style style:name="P120" style:parent-style-name="Standard" style:family="paragraph">
      <style:paragraph-properties fo:text-align="justify" fo:margin-bottom="0in"/>
      <style:text-properties style:font-name="Bookman Old Style" style:font-name-complex="Arial" fo:font-weight="bold" style:font-weight-asian="bold" style:font-weight-complex="bold" fo:language="en" fo:country="US"/>
    </style:style>
    <style:style style:name="P121" style:parent-style-name="Standard" style:family="paragraph">
      <style:paragraph-properties fo:text-align="justify" fo:margin-bottom="0in"/>
      <style:text-properties style:font-name="Bookman Old Style" style:font-name-complex="Arial" fo:font-weight="bold" style:font-weight-asian="bold" style:font-weight-complex="bold" fo:language="en" fo:country="US"/>
    </style:style>
    <style:style style:name="P122" style:parent-style-name="Standard" style:family="paragraph">
      <style:paragraph-properties fo:text-align="justify" fo:margin-bottom="0in"/>
    </style:style>
    <style:style style:name="T123" style:parent-style-name="DefaultParagraphFont" style:family="text">
      <style:text-properties style:font-name="Bookman Old Style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124" style:parent-style-name="Standard" style:family="paragraph">
      <style:paragraph-properties fo:text-align="justify" fo:margin-bottom="0in"/>
      <style:text-properties style:font-name="Bookman Old Style" style:font-name-complex="Arial" fo:language="en" fo:country="US"/>
    </style:style>
    <style:style style:name="P125" style:parent-style-name="Standard" style:family="paragraph">
      <style:paragraph-properties fo:text-align="justify" fo:margin-bottom="0in"/>
      <style:text-properties style:font-name="Bookman Old Style" style:font-name-complex="Arial" fo:language="en" fo:country="US"/>
    </style:style>
    <style:style style:name="P126" style:parent-style-name="Standard" style:family="paragraph">
      <style:paragraph-properties fo:margin-bottom="0in"/>
    </style:style>
    <style:style style:name="T127" style:parent-style-name="DefaultParagraphFont" style:family="text">
      <style:text-properties style:font-name="Bookman Old Style" style:font-name-complex="Arial" fo:font-weight="bold" style:font-weight-asian="bold" style:font-weight-complex="bold" fo:language="en" fo:country="US"/>
    </style:style>
    <style:style style:name="T128" style:parent-style-name="DefaultParagraphFont" style:family="text">
      <style:text-properties style:font-name="Bookman Old Style" style:font-name-complex="Arial" fo:language="en" fo:country="US"/>
    </style:style>
    <style:style style:name="T129" style:parent-style-name="DefaultParagraphFont" style:family="text">
      <style:text-properties style:font-name="Bookman Old Style" style:font-name-complex="Arial" fo:language="en" fo:country="US"/>
    </style:style>
    <style:style style:name="P130" style:parent-style-name="Standard" style:family="paragraph">
      <style:paragraph-properties fo:margin-bottom="0in" fo:line-height="100%"/>
      <style:text-properties style:font-name="Bookman Old Style" style:font-name-complex="Arial" fo:language="en" fo:country="US"/>
    </style:style>
    <style:style style:name="P131" style:parent-style-name="Standard" style:family="paragraph">
      <style:paragraph-properties fo:text-align="center" fo:margin-bottom="0in" fo:line-height="100%"/>
      <style:text-properties style:font-name="Old English Text MT" style:font-name-complex="Arial" fo:font-size="12pt" style:font-size-asian="12pt" style:font-size-complex="12pt"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2">TO WHOM IT MAY CONCERN:</text:p>
      <text:p text:style-name="P23"/>
      <text:p text:style-name="P24"><text:span text:style-name="T25"><text:tab/>THIS IS TO CERTIFY THAT per records of<text:s/></text:span><text:span text:style-name="T26">this Office<text:s/></text:span><text:span text:style-name="T27">that<text:s/></text:span><text:span text:style-name="T28">MORENO</text:span><text:span text:style-name="T29">,<text:s/></text:span><text:span text:style-name="T30">MYLLENNE JUNE SUMALO</text:span><text:span text:style-name="T31">.</text:span><text:span text:style-name="T32"><text:s/></text:span><text:span text:style-name="T33">owned<text:s/></text:span><text:span text:style-name="T34">an<text:s/></text:span><text:span text:style-name="T35">agricultural land</text:span><text:span text:style-name="T36"><text:s/>pa</text:span><text:span text:style-name="T37">rticularly described as follows:</text:span></text:p>
      <text:p text:style-name="P38"/>
      <text:p text:style-name="P39"><text:span text:style-name="T40"><text:tab/></text:span><text:span text:style-name="T41">“</text:span><text:span text:style-name="T42"><text:s/></text:span><text:span text:style-name="T43">An</text:span><text:span text:style-name="T44"><text:s/></text:span><text:span text:style-name="T45">agricultural land</text:span><text:span text:style-name="T46"><text:s/></text:span><text:span text:style-name="T47"><text:s/></text:span><text:span text:style-name="T48">located</text:span><text:span text:style-name="T49"><text:s/>at</text:span><text:span text:style-name="T50"><text:s/></text:span><text:span text:style-name="T51">Talo-ao</text:span><text:span text:style-name="T52">, Buenavista, Agusan del Norte, Philippines</text:span><text:span text:style-name="T53"><text:s text:c="2"/>declared and registered under above-mentioned name with Tax Declaration No.<text:s/></text:span><text:span text:style-name="T54">22-01-0023-00558</text:span><text:span text:style-name="T55">,</text:span><text:span text:style-name="T56"><text:s/>Property Identification Number<text:s/></text:span><text:span text:style-name="T57">053-01-0023-009-26</text:span><text:span text:style-name="T58">. <text:s/></text:span><text:span text:style-name="T59">more or less, bounded on the<text:s/></text:span><text:span text:style-name="T60">East</text:span><text:span text:style-name="T61"><text:s/>by<text:s/></text:span><text:span text:style-name="T62">NATIONAL HIGHWAY</text:span><text:span text:style-name="T63">; on the<text:s/></text:span><text:span text:style-name="T64">South</text:span><text:span text:style-name="T65"><text:s/>by<text:s/></text:span><text:span text:style-name="T66">PASION, ANDRES-1616</text:span><text:span text:style-name="T67">;</text:span><text:span text:style-name="T68"><text:s text:c="2"/>in the<text:s/></text:span><text:span text:style-name="T69">East</text:span><text:span text:style-name="T70"><text:s/>by<text:s/></text:span><text:span text:style-name="T71">CHAN,F.-1623 PART &amp; CEMETERY</text:span><text:span text:style-name="T72">;<text:s/></text:span><text:span text:style-name="T73">and</text:span><text:span text:style-name="T74"><text:s/>at the<text:s/></text:span><text:span text:style-name="T75">West</text:span><text:span text:style-name="T76"><text:s/>by<text:s/></text:span><text:span text:style-name="T77">ABUSO, V. HRS. OF-1615</text:span><text:span text:style-name="T78">, with an assessed value in the amount of</text:span><text:span text:style-name="T79"><text:s/></text:span><text:span text:style-name="T80">EIGHT THOUSAND THREE HUNDRED EIGHTY<text:s/></text:span><text:span text:style-name="T81">(</text:span><text:span text:style-name="T82">P8,380.00) Pesos</text:span><text:span text:style-name="T83">.”</text:span></text:p>
      <text:p text:style-name="P84"/>
      <text:p text:style-name="P85"><text:tab/>And the land described above has not been put up as property bond or subject of any case filed before this Court.</text:p>
      <text:p text:style-name="P86"/>
      <text:p text:style-name="P87"><text:span text:style-name="T88"><text:tab/></text:span><text:span text:style-name="T89">This certification is issued upon the request of</text:span><text:span text:style-name="T90"><text:s/></text:span><text:span text:style-name="T91">MR. RONALD C. PANDAPATAN</text:span><text:span text:style-name="T92"><text:s/></text:span><text:span text:style-name="T93">f</text:span><text:span text:style-name="T94">or</text:span><text:span text:style-name="T95"><text:s/>whatever legal purpose it may serve him best.</text:span></text:p>
      <text:p text:style-name="P96"/>
      <text:p text:style-name="P97"><text:span text:style-name="T98"><text:tab/>Done this 26</text:span><text:span text:style-name="T99">th<text:s/></text:span><text:span text:style-name="T100">day of March 2025,<text:s/></text:span><text:span text:style-name="T101">Buenavista, Agusan del Norte, Philippines.</text:span></text:p>
      <text:p text:style-name="P102"/>
      <text:p text:style-name="P103"/>
      <text:p text:style-name="P104"><text:span text:style-name="T105"><draw:frame draw:z-index="251659264" draw:id="id0" draw:style-name="a0" draw:name="Text Box 2" text:anchor-type="paragraph" svg:x="3.76802in" svg:y="0.01391in" svg:width="2.58194in" svg:height="1.53611in" style:rel-width="scale" style:rel-height="scale"><draw:text-box><text:p text:style-name="P106">NASHRIA U. IMAM</text:p><text:p text:style-name="P107"><text:span text:style-name="T108">OIC/C</text:span><text:span text:style-name="T109">lerk of Court II</text:span><text:span text:style-name="T110"><text:s text:c="10"/></text:span></text:p><text:p text:style-name="Normal"/></draw:text-box><svg:title/><svg:desc/></draw:frame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text:s/></text:span><text:span text:style-name="T117"><text:tab/></text:span><text:span text:style-name="T118"><text:tab/><text:s text:c="6"/></text:span></text:p>
      <text:p text:style-name="P119"/>
      <text:p text:style-name="P120"/>
      <text:p text:style-name="P121"/>
      <text:p text:style-name="P122"><text:span text:style-name="T123">JEPS NO: JEP-25-001609342</text:span></text:p>
      <text:p text:style-name="P124"><text:s text:c="6"/><text:tab/>JDF : <text:s/>(P9.60) <text:s text:c="2"/></text:p>
      <text:p text:style-name="P125"><text:tab/>SAJ : <text:s/>(P40.40)</text:p>
      <text:p text:style-name="P126"><text:span text:style-name="T127"><text:s text:c="2"/></text:span><text:span text:style-name="T128"><text:s text:c="4"/></text:span><text:span text:style-name="T129"><text:tab/>LRF : (P10.00)</text:span></text:p>
      <text:p text:style-name="P130"><text:tab/>GF :<text:s/><text:tab/>(P30.00)</text:p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ld English Text MT" svg:font-family="Old English Text MT" style:font-family-generic="script" style:font-pitch="variable" svg:panose-1="3 4 9 2 4 5 8 3 8 6"/>
    <style:font-face style:name="Bookman Old Style" svg:font-family="Bookman Old Style" style:font-family-generic="roman" style:font-pitch="variable" svg:panose-1="2 5 6 4 5 5 5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3in" style:print-orientation="portrait" fo:margin-top="0.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 fo:margin-bottom="0in" fo:line-height="100%"/>
      <style:text-properties style:font-name="Old English Text MT" style:font-name-complex="Arial" fo:font-size="12pt" style:font-size-asian="12pt" style:font-size-complex="12pt" fo:language="en" fo:country="US"/>
    </style:style>
    <style:style style:name="P3" style:parent-style-name="Standard" style:family="paragraph">
      <style:paragraph-properties fo:text-align="center" fo:margin-bottom="0in" fo:line-height="100%"/>
      <style:text-properties style:font-name="Old English Text MT" style:font-name-complex="Arial" fo:font-size="12pt" style:font-size-asian="12pt" style:font-size-complex="12pt" fo:language="en" fo:country="US"/>
    </style:style>
    <style:style style:name="P4" style:parent-style-name="Standard" style:family="paragraph">
      <style:paragraph-properties fo:text-align="center" fo:margin-bottom="0in" fo:line-height="100%"/>
      <style:text-properties style:font-name="Old English Text MT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5" style:parent-style-name="Standard" style:family="paragraph">
      <style:paragraph-properties fo:text-align="center" fo:margin-bottom="0in" fo:line-height="100%"/>
    </style:style>
    <style:style style:name="T6" style:parent-style-name="DefaultParagraphFont" style:family="text">
      <style:text-properties style:font-name="Old English Text MT" style:font-name-complex="Arial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Old English Text MT" style:font-name-complex="Arial" style:text-position="super 54.1%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Old English Text MT" style:font-name-complex="Arial" fo:font-size="12pt" style:font-size-asian="12pt" style:font-size-complex="12pt" fo:language="en" fo:country="US"/>
    </style:style>
    <style:style style:name="P9" style:parent-style-name="Standard" style:family="paragraph">
      <style:paragraph-properties fo:text-align="center" fo:margin-bottom="0in" fo:line-height="100%"/>
      <style:text-properties style:font-name="Old English Text MT" style:font-name-complex="Arial" fo:font-size="12pt" style:font-size-asian="12pt" style:font-size-complex="12pt" fo:language="en" fo:country="US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DefaultParagraphFont" style:family="text">
      <style:text-properties style:font-name="Old English Text MT" style:font-name-complex="Arial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P13" style:parent-style-name="Standard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Old English Text MT" style:font-name-complex="Arial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Bookman Old Style" style:font-name-complex="Arial" fo:font-size="12pt" style:font-size-asian="12pt" style:font-size-complex="12pt" fo:language="en" fo:country="US"/>
    </style:style>
    <style:style style:name="P16" style:parent-style-name="Standard" style:family="paragraph">
      <style:paragraph-properties fo:text-align="center" fo:margin-bottom="0in"/>
      <style:text-properties style:font-name="Bookman Old Style" style:font-name-complex="Arial" fo:font-size="12pt" style:font-size-asian="12pt" style:font-size-complex="12pt" fo:language="en" fo:country="US"/>
    </style:style>
    <style:style style:name="P17" style:parent-style-name="Standard" style:family="paragraph">
      <style:paragraph-properties fo:text-align="center" fo:margin-bottom="0in"/>
      <style:text-properties style:font-name="Bookman Old Style" style:font-name-complex="Arial" fo:language="en" fo:country="US"/>
    </style:style>
    <style:style style:name="P18" style:parent-style-name="Standard" style:family="paragraph">
      <style:paragraph-properties fo:text-align="center" fo:margin-bottom="0in"/>
      <style:text-properties style:font-name="Bookman Old Style" style:font-name-complex="Arial" fo:font-weight="bold" style:font-weight-asian="bold" fo:font-size="14pt" style:font-size-asian="14pt" style:font-size-complex="14pt" fo:language="en" fo:country="US"/>
    </style:style>
    <style:style style:name="P19" style:parent-style-name="Standard" style:family="paragraph">
      <style:paragraph-properties fo:text-align="center" fo:margin-bottom="0in"/>
      <style:text-properties style:font-name="Bookman Old Style" style:font-name-complex="Arial" fo:language="en" fo:country="US"/>
    </style:style>
    <style:style style:name="P20" style:parent-style-name="Standard" style:family="paragraph">
      <style:paragraph-properties fo:text-align="center" fo:margin-bottom="0in"/>
      <style:text-properties style:font-name="Bookman Old Style" style:font-name-complex="Arial" fo:font-weight="bold" style:font-weight-asian="bold" style:font-weight-complex="bold" fo:language="en" fo:country="US"/>
    </style:style>
    <style:style style:name="P21" style:parent-style-name="Standard" style:family="paragraph">
      <style:paragraph-properties fo:text-align="center" fo:margin-bottom="0in"/>
      <style:text-properties style:font-name="Bookman Old Style" style:font-name-complex="Arial" fo:font-weight="bold" style:font-weight-asian="bold" style:font-weight-complex="bold" fo:font-size="28pt" style:font-size-asian="28pt" style:font-size-complex="28pt" fo:language="en" fo:country="US"/>
    </style:style>
  </office:automatic-styles>
  <office:master-styles>
    <style:master-page style:name="MP0" style:page-layout-name="PL0">
      <style:header>
        <text:p text:style-name="P2"/>
        <text:p text:style-name="P3">Republic of the Philippines</text:p>
        <text:p text:style-name="P4">Municipal Trial Court</text:p>
        <text:p text:style-name="P5"><text:span text:style-name="T6"><text:s text:c="21"/>10</text:span><text:span text:style-name="T7">th</text:span><text:span text:style-name="T8"><text:s/>Judicial Region <text:s text:c="23"/></text:span></text:p>
        <text:p text:style-name="P9">Buenavista, Agusan del Norte</text:p>
        <text:p text:style-name="P10"><text:span text:style-name="T11">Email Address:</text:span><text:span text:style-name="T12"><text:s/>mtc2bva000@judiciary.gov.ph</text:span></text:p>
        <text:p text:style-name="P13"><text:span text:style-name="T14"><text:s/>Tel No.</text:span><text:span text:style-name="T15"><text:s/>(085) 8085278 <text:s/></text:span></text:p>
        <text:p text:style-name="P16"/>
        <text:p text:style-name="P17"/>
        <text:p text:style-name="P18">OFFICE OF THE CLERK OF COURT</text:p>
        <text:p text:style-name="P19"/>
        <text:p text:style-name="P20"/>
        <text:p text:style-name="P21">CERTIFICATION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TC</meta:initial-creator>
    <dc:creator>MTC Single Sala Buenavista Agusan Del Norte</dc:creator>
    <meta:creation-date>2018-04-30T02:03:00Z</meta:creation-date>
    <dc:date>2026-04-15T03:36:00Z</dc:date>
    <meta:print-date>2025-03-17T15:25:00Z</meta:print-date>
    <meta:template xlink:href="Normal.dotm" xlink:type="simple"/>
    <meta:editing-cycles>474</meta:editing-cycles>
    <meta:editing-duration>PT5178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9" meta:character-count="1135" meta:row-count="8" meta:non-whitespace-character-count="968"/>
  </office:meta>
</office:document-meta>
</file>